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E</mi>
              <mtext>kin</mtext>
            </msub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i>m</mi>
            <mspace width="0.5em"/>
            <msup>
              <mstyle mathvariant="bold">
                <mi>v</mi>
              </mstyle>
              <mn>2</mn>
            </msup>
          </mrow>
        </mtd>
      </mtr>
      <mtr>
        <mtd>
          <mrow>
            <mrow>
              <mspace width="0.5em"/>
              <mo stretchy="false">=</mo>
              <mspace width="2em"/>
            </mrow>
            <mfrac>
              <mn>1</mn>
              <mn>2</mn>
            </mfrac>
            <mspace width="0.5em"/>
            <mstyle color="red">
              <mrow>
                <mi>m</mi>
                <mspace width="0.5em"/>
                <mstyle mathvariant="bold">
                  <mi>v</mi>
                </mstyle>
              </mrow>
            </mstyle>
            <mspace width="0.5em"/>
            <mstyle color="blue">
              <mstyle mathvariant="bold">
                <mi>v</mi>
              </mstyle>
            </mstyle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style color="red">
              <mstyle mathvariant="bold">
                <mi>p</mi>
              </mstyle>
            </mstyle>
            <mspace width="0.5em"/>
            <mstyle color="blue">
              <mstyle mathvariant="bold">
                <mi>v</mi>
              </mstyle>
            </mstyle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style color="red">
              <mstyle mathvariant="bold">
                <mi>p</mi>
              </mstyle>
            </mstyle>
            <mspace width="0.5em"/>
            <mstyle color="blue">
              <mfrac>
                <mstyle mathvariant="bold">
                  <mi>p</mi>
                </mstyle>
                <mi>m</mi>
              </mfrac>
            </mstyle>
            <mrow>
              <mspace width="2em"/>
              <mo stretchy="false">=</mo>
              <mspace width="2em"/>
            </mrow>
            <mfrac>
              <mn>1</mn>
              <mn>2</mn>
            </mfrac>
            <mspace width="0.5em"/>
            <mfrac>
              <mrow>
                <mstyle color="red">
                  <mstyle mathvariant="bold">
                    <mi>p</mi>
                  </mstyle>
                </mstyle>
                <mspace width="0.5em"/>
                <mstyle color="blue">
                  <mstyle mathvariant="bold">
                    <mi>p</mi>
                  </mstyle>
                </mstyle>
              </mrow>
              <mi>m</mi>
            </mfrac>
          </mrow>
        </mtd>
      </mtr>
      <mtr>
        <mtd>
          <mrow>
            <mrow>
              <mspace width="0.5em"/>
              <mo stretchy="false">=</mo>
              <mspace width="2em"/>
            </mrow>
            <mfrac>
              <msup>
                <mstyle mathvariant="bold">
                  <mi>p</mi>
                </mstyle>
                <mn>2</mn>
              </msup>
              <mrow>
                <mn>2</mn>
                <mi>m</mi>
              </mrow>
            </mfrac>
          </mrow>
        </mtd>
      </mtr>
    </mtable>
    <annotation encoding="StarMath 5.0">E _"kin" ~=~ 1 over 2 ` m ` {bold v} ^2 newline 
`=~ 1 over 2 ` color red {m ` bold v} ` color blue bold v 
~=~ 1 over 2 ` color red {bold p} ` color blue bold v 
~=~ 1 over 2 ` color red {bold p} ` color blue{ bold p over m } 
~=~ 1 over 2 ` {color red {bold p} ` color blue bold p} over m newline 
`=~ {bold p }^2 over {2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5:28.916000000</meta:creation-date>
    <meta:generator>LibreOffice/4.3.4.1$Windows_x86 LibreOffice_project/bc356b2f991740509f321d70e4512a6a54c5f243</meta:generator>
  </office:meta>
</office:document-meta>
</file>